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034cm" fo:margin-left="-0.037cm" fo:margin-right="0.004cm" fo:break-before="auto" fo:break-after="auto" table:align="margins" fo:keep-with-next="always" style:writing-mode="lr-tb"/>
    </style:style>
    <style:style style:name="Таблица1.A" style:family="table-column">
      <style:table-column-properties style:column-width="8.142cm" style:rel-column-width="33276*"/>
    </style:style>
    <style:style style:name="Таблица1.B" style:family="table-column">
      <style:table-column-properties style:column-width="7.892cm" style:rel-column-width="3225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Таблица1.B2" style:family="table-cell">
      <style:table-cell-properties fo:padding="0.097cm" fo:border-left="0.002cm solid #000000" fo:border-right="0.002cm solid #000000" fo:border-top="none" fo:border-bottom="none"/>
    </style:style>
    <style:style style:name="Таблица1.A3" style:family="table-cell">
      <style:table-cell-properties fo:padding="0.097cm" fo:border-left="0.002cm solid #000000" fo:border-right="none" fo:border-top="none" fo:border-bottom="none"/>
    </style:style>
    <style:style style:name="Таблица1.A4" style:family="table-cell">
      <style:table-cell-properties fo:padding="0.097cm" fo:border-left="0.002cm solid #000000" fo:border-right="none" fo:border-top="none" fo:border-bottom="0.002cm solid #000000"/>
    </style:style>
    <style:style style:name="Таблица1.B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1" fo:font-size="9pt" fo:language="en" fo:country="US" style:font-size-asian="9pt" style:font-size-complex="9pt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1" fo:font-size="9pt" style:font-size-asian="9pt" style:font-size-complex="9pt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1" fo:font-size="10pt" fo:language="en" fo:country="US" style:font-size-asian="10pt" style:font-size-complex="10pt"/>
    </style:style>
    <style:style style:name="P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12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style="italic" style:font-style-asian="italic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00" fo:language="en" fo:country="US" fo:font-style="normal" style:font-style-asian="normal" style:font-style-complex="normal"/>
    </style:style>
    <style:style style:name="T6" style:family="text">
      <style:text-properties fo:color="#000000" fo:language="ru" fo:country="RU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АКТ ПРИЕМА-ПЕРЕДАЧИ ЧАСТИ РАБОТЫ</text:p>
      <text:p text:style-name="P3"/>
      <text:p text:style-name="P2"><text:span text:style-name="T5">{$date_act} </text:span><text:span text:style-name="T6">г.</text:span></text:p>
      <text:p text:style-name="P2"/>
      <text:p text:style-name="Standard">Настоящий Акт приема-передачи части Работы (далее — Акт) составлен в соответствии с условиями </text:p>
      <text:p text:style-name="Standard">Соглашения о выполнении работы и/или оказании услуги с использованием онлайн сервиса «Безопасная сделка» при аккредитивной форме расчетов <text:span text:style-name="T3">№ </text:span><text:span text:style-name="T2">{$sbr_num}</text:span> от <text:span text:style-name="T5">{$date_sbr} </text:span><text:span text:style-name="T6">г.,</text:span> заключенного между <text:span text:style-name="T5">{$ffio}</text:span> (далее — Исполнитель) и <text:span text:style-name="T5">{$efio}</text:span> (далее — Заказчик), (далее — Соглашение), <text:span text:style-name="T4">а также</text:span><text:span text:style-name="T1"> </text:span></text:p>
      <text:p text:style-name="Standard">Договора об использовании онлайн сервиса «Безопасная сделка» с аккредитивной формой расчетов № <text:span text:style-name="T2">{$sbr_num}</text:span> от <text:span text:style-name="T5">{$date_sbr} </text:span><text:span text:style-name="T6">г.</text:span>, заключенного между Заказчиком, Исполнителем, ООО «Ваан» (далее — Общество) и ОАО «ПСКБ» (далее — Банк), (далее — Договор).</text:p>
      <text:p text:style-name="Standard"/>
      <text:p text:style-name="Standard">1. Настоящий Акт удостоверяет, что Исполнитель передал Заказчику выполненную им в соответствии с Соглашением и Техническим заданием к этому Соглашению часть Работы, а Заказчик принял эту часть Работы.</text:p>
      <text:p text:style-name="Standard">Работа выполнена надлежащим образом и в срок в соответствии с условиями Соглашения и Технического задания к этому Соглашению. У Заказчика отсутствуют какие-либо претензии к Исполнителю относительно качества выполненной части Работы, а также сроков ее выполнения.</text:p>
      <text:p text:style-name="Standard"/>
      <text:p text:style-name="Standard">2. На основании настоящего Акта в соответствии с условиями Договора Банк обязан произвести раскрытие (исполнение) аккредитива в пользу Исполнителя на часть Суммы аккредитива (Промежуточная стоимость Работы) <text:span text:style-name="T2">{$sum_frl}</text:span> согласованным Способом оплаты.</text:p>
      <text:p text:style-name="Standard"/>
      <text:p text:style-name="Standard">3. Настоящий Акт также является заявлением Исполнителя в Банк на раскрытие (исполнение) аккредитива третьему лицу (Обществу) в размере Вознаграждения Общества. В соответствии с этим Банк обязан произвести раскрытие (исполнение) аккредитива в пользу Общества на сумму Вознаграждения Общества в размере <text:span text:style-name="T2">{$sum_frl_tax}</text:span>, включая НДС 18%, на расчетный счет Общества, указанный в Договоре.</text:p>
      <text:p text:style-name="Standard"/>
      <text:p text:style-name="Standard">4. Все термины в настоящем Акте используются в соответствии с тем, как они определены в Договоре и Соглашении. 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Заказчик</text:p>
          </table:table-cell>
          <table:table-cell table:style-name="Таблица1.B1" office:value-type="string">
            <text:p text:style-name="P4">Исполнитель</text:p>
          </table:table-cell>
        </table:table-row>
        <table:table-row>
          <table:table-cell table:style-name="Таблица1.A2" office:value-type="string">
            <text:p text:style-name="P6">{$side_b_emp}</text:p>
            <text:p text:style-name="P7"/>
          </table:table-cell>
          <table:table-cell table:style-name="Таблица1.B2" office:value-type="string">
            <text:p text:style-name="P6">{$side_b_frl}</text:p>
          </table:table-cell>
        </table:table-row>
        <table:table-row>
          <table:table-cell table:style-name="Таблица1.A3" office:value-type="string">
            <text:p text:style-name="P8">{$bossname_emp}</text:p>
          </table:table-cell>
          <table:table-cell table:style-name="Таблица1.B2" office:value-type="string">
            <text:p text:style-name="P8">{$bossname_frl}</text:p>
          </table:table-cell>
        </table:table-row>
        <table:table-row>
          <table:table-cell table:style-name="Таблица1.A4" office:value-type="string">
            <text:p text:style-name="P9">________________________</text:p>
            <text:p text:style-name="P11"/>
          </table:table-cell>
          <table:table-cell table:style-name="Таблица1.B4" office:value-type="string">
            <text:p text:style-name="P10">________________________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left="1.251cm" fo:margin-right="0cm" fo:line-height="150%" fo:text-align="justify" style:justify-single-word="false" fo:hyphenation-ladder-count="no-limit" fo:text-indent="1.251cm" style:auto-text-indent="false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en" style:country-asian="US" style:font-name-complex="Calibri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cm" fo:margin-right="0cm" fo:margin-top="0cm" fo:margin-bottom="0cm" fo:line-height="100%" fo:orphans="2" fo:widows="2" fo:text-indent="1.251cm" style:auto-text-indent="false" style:writing-mode="lr-tb"/>
      <style:text-properties style:use-window-font-color="true"/>
    </style:style>
    <style:style style:name="Heading" style:family="paragraph" style:parent-style-name="Стиль_20_Заголовков" style:next-style-name="Text_20_body" style:default-outline-level="" style:class="text">
      <style:paragraph-properties fo:margin-top="0.423cm" fo:margin-bottom="0.212cm" fo:text-align="center" style:justify-single-word="false" fo:keep-with-next="always"/>
      <style:text-properties fo:text-transform="uppercase"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Стиль_20_Заголовков" style:display-name="Стиль Заголовков" style:family="paragraph" style:parent-style-name="Standard" style:default-outline-level="">
      <style:text-properties fo:font-weight="bold" style:font-weight-asian="bold"/>
    </style:style>
    <style:style style:name="Нумерованные_20_списки" style:display-name="Нумерованные списки" style:family="paragraph" style:default-outline-level="">
      <style:paragraph-properties fo:orphans="2" fo:widows="2" style:writing-mode="lr-tb"/>
      <style:text-properties style:use-window-font-color="true"/>
    </style:style>
    <style:style style:name="Не_20_нумерованные_20_списки" style:display-name="Не нумерованные списки" style:family="paragraph" style:parent-style-name="Heading" style:default-outline-level="">
      <style:text-properties fo:font-weight="normal" style:font-weight-asian="normal"/>
    </style:style>
    <style:style style:name="_31_.Заголовок" style:display-name="1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2_.Нумерованные_20_списки" style:display-name="2.Нумерованные списки" style:family="paragraph" style:default-outline-level="">
      <style:paragraph-properties fo:margin="100%" fo:margin-left="0cm" fo:margin-right="0cm" fo:margin-top="0cm" fo:margin-bottom="0cm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3_.Не_20_нумерованные_20_списки" style:display-name="3.Не нумерованные списки" style:family="paragraph" style:parent-style-name="_31_.Заголовок" style:default-outline-level="">
      <style:text-properties fo:font-weight="normal" style:font-weight-asian="normal"/>
    </style:style>
    <style:style style:name="_33_._20_Нумерованные_20_списки" style:display-name="3. Нумерованные списки" style:family="paragraph" style:parent-style-name="_32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4_._20_Нумерованный" style:display-name="4. Нумерованный" style:family="paragraph" style:parent-style-name="_33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_33_.Заголовок" style:display-name="3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4_.Нумерованные_20_списки" style:display-name="4.Нумерованные списки" style:family="paragraph" style:default-outline-level="">
      <style:paragraph-properties fo:margin="100%" fo:margin-left="0cm" fo:margin-right="0cm" fo:margin-top="0cm" fo:margin-bottom="0cm" fo:line-height="100%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5_._20_Нумерованные_20_списки" style:display-name="5. Нумерованные списки" style:family="paragraph" style:parent-style-name="_34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6_._20_Нумерованный" style:display-name="6. Нумерованный" style:family="paragraph" style:parent-style-name="_35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_32_.Заголовок_20_обычный" style:display-name="2.Заголовок обычный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_33_.Заголовок_20_нумерованный" style:display-name="3.Заголовок нумерованный" style:family="paragraph" style:parent-style-name="Стиль_20_Заголовков">
      <style:paragraph-properties fo:text-align="center" style:justify-single-word="false"/>
      <style:text-properties fo:text-transform="uppercase"/>
    </style:style>
    <style:style style:name="_34_.Нумерованные_20_списки_20_уровен_20_2" style:display-name="4.Нумерованные списки уровен 2" style:family="paragraph">
      <style:paragraph-properties fo:line-height="100%" fo:orphans="2" fo:widows="2" style:writing-mode="lr-tb"/>
      <style:text-properties style:use-window-font-color="true" fo:font-weight="bold" style:font-weight-asian="bold"/>
    </style:style>
    <style:style style:name="_35_.Нумерованные_20_списки_20_уровен_20_3" style:display-name="5.Нумерованные списки уровен 3" style:family="paragraph" style:parent-style-name="_34_.Нумерованные_20_списки_20_уровен_20_2">
      <style:text-properties fo:text-transform="uppercase" style:text-underline-style="solid" style:text-underline-width="auto" style:text-underline-color="font-color"/>
    </style:style>
    <style:style style:name="_36_.Нумерованные_20_списки_20_уровен_20_4" style:display-name="6.Нумерованные списки уровен 4" style:family="paragraph" style:parent-style-name="_35_.Нумерованные_20_списки_20_уровен_20_3" style:default-outline-level="1">
      <style:text-properties fo:font-variant="normal" fo:text-transform="none" fo:language="en" fo:country="US" fo:font-style="italic" style:text-underline-style="none" style:font-style-asian="italic"/>
    </style:style>
    <style:style style:name="_32_.Заголовок" style:display-name="2.Заголовок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_31_.Заголовок_20_Знак" style:display-name="1.Заголовок Знак" style:family="text" style:parent-style-name="Default_20_Paragraph_20_Font">
      <style:text-properties fo:text-transform="uppercase" fo:font-weight="bold" style:font-weight-asian="bold"/>
    </style:style>
    <style:style style:name="_33_._20_Нумерованные_20_списки_20_Знак" style:display-name="3. Нумерованные списки Знак" style:family="text" style:parent-style-name="_31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0pt" style:font-size-asian="10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0pt" style:font-size-asian="10pt"/>
    </style:style>
    <style:style style:name="_33_.Заголовок_20_Знак" style:display-name="3.Заголовок Знак" style:family="text" style:parent-style-name="Default_20_Paragraph_20_Font">
      <style:text-properties fo:text-transform="uppercase" fo:font-weight="bold" style:font-weight-asian="bold"/>
    </style:style>
    <style:style style:name="_35_._20_Нумерованные_20_списки_20_Знак" style:display-name="5. Нумерованные списки Знак" style:family="text" style:parent-style-name="_33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_33_.Заголовок_20_нумерованный_20_Знак" style:display-name="3.Заголовок нумерованный Знак" style:family="text" style:parent-style-name="Default_20_Paragraph_20_Font">
      <style:text-properties fo:text-transform="uppercase" fo:font-weight="bold" style:font-weight-asian="bold"/>
    </style:style>
    <style:style style:name="_35_.Нумерованные_20_списки_20_уровен_20_3_20_Знак" style:display-name="5.Нумерованные списки уровен 3 Знак" style:family="text" style:parent-style-name="_33_.Заголовок_20_нумерованный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text-transform="uppercase" fo:color="#00000a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style:style style:name="ListLabel_20_3" style:display-name="ListLabel 3" style:family="text">
      <style:text-properties fo:font-variant="normal" fo:text-transform="none" fo:color="#000000" style:text-line-through-style="solid" style:text-line-through-type="double" style:text-position="0% 100%" fo:font-size="12pt" fo:font-style="normal" fo:font-weight="bold" style:font-size-asian="12pt" style:font-style-asian="normal" style:font-weight-asian="bold" text:display="true"/>
    </style:style>
    <style:style style:name="ListLabel_20_4" style:display-name="ListLabel 4" style:family="text">
      <style:text-properties fo:font-variant="normal" fo:text-transform="none" fo:color="#00000a" style:text-line-through-style="solid" style:text-line-through-type="double" style:text-position="0% 100%" fo:font-size="12pt" fo:font-style="normal" style:text-underline-style="solid" style:text-underline-width="auto" style:text-underline-color="font-color" fo:font-weight="bold" style:font-size-asian="12pt" style:font-style-asian="normal" style:font-weight-asian="bold" text:display="true"/>
    </style:style>
    <style:style style:name="ListLabel_20_5" style:display-name="ListLabel 5" style:family="text">
      <style:text-properties fo:font-variant="normal" fo:text-transform="none" fo:color="#000000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text:outline-style style:name="Outline">
      <text:outline-level-style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5.001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3" text:style-name="ListLabel_20_4" style:num-suffix=".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5" style:num-suffix=".1.1.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adkikh Darya</meta:initial-creator>
    <meta:editing-cycles>11</meta:editing-cycles>
    <meta:print-date>2012-09-07T09:52:00</meta:print-date>
    <meta:creation-date>2012-09-07T13:17:00</meta:creation-date>
    <dc:date>2013-03-06T11:36:52.99</dc:date>
    <meta:editing-duration>PT2H15M26S</meta:editing-duration>
    <meta:generator>OpenOffice.org/3.4.1$Win32 OpenOffice.org_project/341m1$Build-9593</meta:generator>
    <meta:document-statistic meta:table-count="1" meta:image-count="0" meta:object-count="0" meta:page-count="1" meta:paragraph-count="19" meta:word-count="261" meta:character-count="199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